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Times New Roman'" style:font-family-generic="roman"/>
    <style:font-face style:name="Lohit Devanagari" svg:font-family="'Lohit Devanagari'" style:font-family-generic="roman" style:font-pitch="variable"/>
    <style:font-face style:name="Lohit Devanagari1" svg:font-family="'Lohit Devanagari'" style:font-family-generic="system"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9"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0.903cm"/>
      <style:paragraph-properties style:writing-mode="lr-tb"/>
    </style:style>
    <style:style style:name="pr13" style:family="presentation" style:parent-style-name="Sub_20_Headline-notes">
      <style:graphic-properties fo:min-height="7.111cm"/>
      <style:paragraph-properties style:writing-mode="lr-tb"/>
    </style:style>
    <style:style style:name="pr14" style:family="presentation" style:parent-style-name="Sub_20_Headline-notes">
      <style:graphic-properties fo:min-height="17.539cm"/>
      <style:paragraph-properties style:writing-mode="lr-tb"/>
    </style:style>
    <style:style style:name="pr15" style:family="presentation" style:parent-style-name="Sub_20_Headline-notes">
      <style:graphic-properties fo:min-height="13.747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741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 conte sobre programari, monopatins i gelat de mora roja</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Hi havia una volta una xiqueta que es deia Ada. La seua família era tan pobra que tots els seus estalvis cabien en una caixa de galletes. No tenien prou diners per a viure en una casa com toca. En comptes d’això, Ada vivia amb sa mare i el seu germà menut, Alan, en una cabanya junt a un abocador de ferralla vora la ciutat.</text:p>
              <text:p/>
              <text:p>Molt lluny, a l’altra banda de la ciutat, vivia un inventor famós anomenat Zangemann. Era immensament ric. No hi havia full de paper al món prou gran per a mostrar el seu balanç bancari amb tots els seus números i zeros! Vivia en una casa enorme amb una piscina i un tobogan, moltes escales i torres, centenars de finestres, i tantes habitacions que sovint ell mateix s’hi perdia. La mansió de Zangemann es trobava al cim d’un puig. Des d’allà podia veure la ciutat sencera.</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Els ordinadors havien fascinat Zangemann des de menut. Quan era jove, els ordinadors eren màquines enormes amb molts cables i ventiladors escandalosos. A l’escola, el petit Zangemann solia somniar amb totes les coses que faria amb ordinadors si foren només un poc més menuts —només tan menuts com per a ficar‐los en altres coses divertides. Sabia què faria. Primer, ficaria un ordinador en el seu monopatí perquè fera sons divertits quan el muntara —potser una sirena de bombers o el so d’un coet que s’enlaira. Després usaria un ordinador per a inventar màquines de fer gelat! L’ordinador mesclaria els sabors més bons i inclús vendria gelats. Hi hauria màquines en cada cantó dels carrers, i podria prendre gelat del seu sabor preferit sempre que li abellira, i tant com en volguera. Després d’això, crearia un robot de neteja i una màquina per a ordenar blocs, i així la seua habitació sempre estaria neta i ordenada. Zangemann tenia grans idees com eixes cada dia. No podia pensar en una altra cosa.</text:p>
              <text:p/>
              <text:p>Segons passaren els anys, Zangemann es va fer més gran i els ordinadors més menuts. De fet, quan acabà l’escola, eren tan menuts que cabien en la seua butxaca. Els més menuts inclús cabien en la punta del seu dit.</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er fi puc convertir totes les meues idees en realitat!» exclamà Zangemann, i es posà a treballar tot seguit. Va trobar formes de ficar els xicotets ordinadors en tot tipus de coses per a fer‐les encara més divertides i útils. I després les venia.</text:p>
              <text:p/>
              <text:p>Els seus invents encantaven a grans i menuts. Tots els xiquets i xiquetes volien tenir un dels seus monopatins —tots incloent els sons més nous per a presumir davant dels amics a l’escola. També els encantava l’altaveu inventat per Zangemann, que podia tocar en el moment qualsevol cançó que li demanares. I, per descomptat, a tothom li encantava el gelat servit totes les vesprades de forma automàtica i superdeliciosa per la Màquina de Gelats Original de Zangemann. Tot allò semblava màgia, però el secret era simple: els xicotets ordinadors que Zangemann ficava en les seues màquines ho feien possible.</text:p>
              <text:p/>
              <text:p>Aquests invents eren molt populars a l’escola d’Ada, i molts dels seus amics muntaven els genials monopatins per tot arreu. Ada es posava trista sovint, perquè sa mare no podia comprar‐li cap d’aquelles coses fantàstiques: ni monopatí, ni altaveu, ni gelat.</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sort, Ada vivia al costat de l’abocador de ferralla. Hi havia molts aparells trencats i peces oxidades que podia ajuntar per a crear noves coses genials, com una carreta que ella i Alan conduïen corrent muntanya avall, un molí de vent, i monstres esgarrifosos de ferralla contra els quals lluitaven junts. Ada també hi trobava molts objectes útils —un telèfon mòbil, per exemple. Tenia la pantalla partida, però ella podia reparar‐la, i tot i que internet no arribava a l’abocador, podia trobar‐hi accés en altres llocs.</text:p>
              <text:p text:style-name="P2"/>
              <text:p text:style-name="P2">Ada es divertia tant fent experiments a l’abocador i reparant coses trencades, que va oblidar completament els monopatins i el gelat.</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Com que tothom comprava els seus invents, ben aviat Zangemann esdevingué la persona més rica de tot el món. Amb tot els seus diners, va comprar un enorme ordinador d’or amb un teclat fet de joies, i el va instaŀlar a l’habitació més gran de la seua mansió. Des d’allà, per internet, podia controlar tots els xicotets ordinadors dels seus invents.</text:p>
              <text:p/>
              <text:p>Només havia de polsar la tecla que tocava de l’ordinador d’or, i de seguida totes les màquines de gelat de la ciutat només dispensaven gelat de vainilla. Si Zangemann volia que la gent menjara gelat de xocolate, polsava la tecla del gelat de xocolate. Si ordenava que fora gelat de llima, les màquines només feien gelat de llima. A Zangemann li encantaven els seus invents i li emocionava com de meravellosament bé funcionaven les seues màquines. A voltes la gent es sentia decebuda perquè el seu gelat favorit no estava disponible, però què podien fer? Al cap i a la fi, hi havia gelat a cada cantonada.</text:p>
              <text:p/>
              <text:p>Zangeman es divertia molt polsant les brillants tecles i veient com la gent menjava gelat. Passava moltes hores cada dia fent açò davant del seu ordinador d’or. Cada dos per tres observava la ciutat amb un llarg telescopi, vigilant si els seus invents complien fidelment les seues ordres.</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 no estava davant del seu ordinador d’or, Zangemann es dedicava a ficar els seus xicotets ordinadors en nous aparells, i a vendre’ls. Va crear rentadores que t’enviaven un missatge al mòbil quan havien acabat la bugada. Va fer aspiradores que tocaven músiques alegres en lloc de brunzir escandalosament. Va inventar bombetes que s’encenien i apagaven en fer clac amb els dits, i cotxes que et deien on estava la verduleria més propera.</text:p>
              <text:p/>
              <text:p>Ben aviat, quasi tots els aparells del món van portar un ordinador de Zangemann a dins. Al començament no tots els seus invents semblaven necessaris, però la gent comprava tot el que ell feia. Era així i ja està. Tothom volia els aparells fets per Zangemann, el més gran inventor del món.</text:p>
              <text:p/>
              <text:p>Un dia Zangemann pensà: «Hui aniré a veure els meus invents de prop». Deixà el seu gran telescopi, baixà totes les escales de la seua </text:p>
              <text:p>mansió, i s’endinsà en la ciutat, iŀlusionat de poder </text:p>
              <text:p>gaudir dels seus grans invents.</text:p>
              <text:p/>
              <text:p>«Potser si faig una volteta tindré noves idees. Per a ser honest, els meus invents més recents no són tan útils com els primers…», jutjà Zangeman. «Però les meues màquines de gelat són i sempre seran les primeres», pensà de seguida, no sense orgull, en passar al costat d’un grup de gent on tothom menjava gelat de coco, el sabor del dia.</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Anava tot distret en els seus pensaments quan de colp —PAM!—, alguna cosa topetà contra la seua canella.</text:p>
              <text:p/>
              <text:p>Zangemann cridà i en buscà la causa al seu voltant. Un xiquet espantat estava a peu dret al seu davant, amb un monopatí original Zangemann sota el braç. «Perdó, no ha sigut volent», quequejà el xiquet, però Zangemann ja no escoltava.</text:p>
              <text:p/>
              <text:p>Zangemann, enfadat, se n’anà coixejant. Aleshores va sentir una música molt forta. Mai havia sentit res tan horrible abans. Mirà al voltant i va veure que la música venia d’un dels altaveus que ell mateix havia fabricat. Un xiquet el portava per l’altra vorera. Semblava que al xiquet li agradava la música, però a Zangemann li causava un mal de cap terrible, i es posà de pitjor humor. No havia imaginat que el seu passeig aniria així!</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stava molt furiós amb els dos xiquets. Com s’atrevien a fer servir els seus invents d’aquella manera? A la nit no podia dormir, així que va seure davant del seu ordinador d’or. Des d’allà va donar instruccions a tots els xicotets ordinadors dels monopatins per a no circular mai més per les voreres. Va ordenar als xicotets ordinadors dels altaveus que només tocaren música baixet, excepte si era la seua música favorita, que va posar tot seguit perquè li pujara l’ànim.</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10" draw:text-style-name="P2" draw:layer="layout" svg:width="16.799cm" svg:height="9.007cm" svg:x="2.1cm" svg:y="14.107cm" presentation:class="notes" presentation:user-transformed="true">
            <draw:text-box>
              <text:p>Al dia següent hi havia molt de rebombori a l’escola d’Ada. De camí a l’escola, els monopatins de xiquets i xiquetes havien deixat de funcionar. Les rodes s’havien quedat quetes i prou. I altres ja no podien apujar el volum dels seus altaveus. Què estava passant?</text:p>
              <text:p/>
              <text:p>Tot i que no tenia cap d’aquelles coses, Ada es preguntava per què els monopatins i els altaveus havien deixat de funcionar de colp. Però no dedicava massa temps per a pensar‐hi, perquè estava de nou fent experiments. Va muntar una bicicleta sencera amb les peces de tres bicicletes trencades, i la regalà a sa mare perquè no haguera de gastar‐se els diners en bitllets d’autobús per a anar a treballar. Per a seu germà, Ada va fer un altaveu que li contara històries boniques per a anar a dormir a la nit, quan sa mare encara estava al treball.</text:p>
              <text:p/>
              <text:p>Passats uns pocs dies, el xoc inicial a l’escola d’Ada havia caigut en l’oblit. Els monopatins seguien sense rutllar a les voreres, però llevat d’això, encara funcionaven. Així que ara xiquets i xiquetes </text:p>
              <text:p>patinaven fent cercles al voltant del pati, i escoltaven música baixet. Només una marxa estranya i pomposa continuava sonant a volum alt, cosa que trobaven realment estranya.</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frame presentation:style-name="pr11" draw:text-style-name="P2" draw:layer="layout" svg:width="16.799cm" svg:height="11.851cm" svg:x="2.101cm" svg:y="14.107cm">
            <draw:text-box>
              <text:p>A Ada li encantaven els dimecres. Cada dimecres, sa mare i Alan solien recollir‐la a l’escola, i després anaven tots junts a la biblioteca. Ada sempre es sentia atreta per la secció de tecnologia. Allà hi havia llibres amb plànols, instruccions per a experiments, i descripcions de com funcionaven diferents aparells. A la biblioteca, Ada també podia connectar‐se amb el seu mòbil. No trigà a adonar‐se que a internet també hi havia molt per descobrir. Allà, molta gent ajudava altra gent compartint idees i trucs per a reparar coses.</text:p>
              <text:p/>
              <text:p>Una d’aquelles vesprades, Ada va aprendre dues paraules noves: «maquinari» i «programari». «Maquinari» es deia d’una cosa que Ada ja coneixia: els aparells electrònics amb els quals experimentava després de classe, o els aparells que podia prendre amb les mans i reparar o convertir en altres coses. La paraula «programari» sí que era nova del tot per a Ada. Aviat aprengué que aquesta significava les instruccions que feien que un ordinador controlara uns altres aparells o ordinadors. Alguns llibres deien a aquestes instruccions «programes» o «codi». Amb un d’aquests programes d’ordinador, es podia per exemple dir a un altaveu que tocara una o altra cançó, i com de fort.</text:p>
              <text:p/>
              <text:p>El millor del nou descobriment d’Ada va ser adonar‐se que podia experimentar amb el programari tal com feia amb el maquinari. El maquinari es crea amb eines: martells, broques i caragols. El programari es crea només escrivint les ordres per al maquinari, l’una rere l’altra. Hi havia un llenguatge especial per a això: el llenguatge de programació. Fent servir el programari, Ada podia fer els seus invents encara més útils. Tenia moltes ganes d’aprendre el llenguatge de programació!</text:p>
              <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Durant les setmanes següents, Ada passà les vesprades a la biblioteca. Va trobar llibres i llocs web que explicaven com funcionaven els llenguatges de programació i el codi. Per a Ada era un poc com aprendre un idioma secret, o com estudiar vocabulari a l’escola. Ada devorava tot el que trobava. Volia que el seu primer programa fera una cosa simple: «Fes que aquest llum parpellege!».</text:p>
              <text:p/>
              <text:p>Per descomptat, volia provar el seu programa de seguida per a veure si funcionava de veres. A l’abocador, va connectar el seu mòbil amb una bombeta LED menuda. I aleshores va escriure les línies de codi al seu mòbil.</text:p>
              <text:p/>
              <text:p>Primer no va ocórrer res. Ada es preguntava on estaria l’error. Va fer uns xicotets canvis i tornà a provar… «Síii!» La bombeta començà a parpellejar. Encesa, apagada, encesa, apagada. Ada es mirava el LED sorpresa. Havia escrit el seu primer programa!</text:p>
              <text:p/>
              <text:p>Ada estava completament entusiasmada. Va imaginar tot el que podria fer. Si entrava el codi correcte, els seus invents farien exactament el que ella volguera. No va ser tan fàcil, però al cap d’unes poques setmanes, Ada va escriure un programa realment útil: un que apagaria l’altaveu d’Alan automàticament mitja hora després d’adormir‐se.</text:p>
              <text:p/>
              <text:p>Ada també tingué una idea sobre el programa que escriuria a continuació. Seria més important, un projecte de veres. Potser necessitaria totes les vacances d’estiu… i a penes podia esperar més!</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havia dormit fatal totes les nits des del seu terrible passeig per la ciutat. Quan es gitava cada nit, l’inundaven les preocupacions. «Oh no, els meus meravellosos invents. La gent no pot només jugar amb ells. Quantes coses podrien anar malament! Jo que he posat tanta cura en tot, fins a l’últim detall». Zangemann li donava voltes i voltes, i ell també donava voltes i voltes sense poder dormir cada nit al seu llit.</text:p>
              <text:p/>
              <text:p>Un matí en què es despertà realment sorrut, va prendre una decisió. Necessitava canviar allò. Zangemann va seure al seu ordinador i es posà a escriure un programa rere l’altre. En ells, especificava què havien o no de fer els seus invents exactament sota cada circumstància. Calia parar aquell caos!</text:p>
              <text:p/>
              <text:p>Quan va acabar, va enviar tots els nous programes des del seu ordinador d’or als aparells de la gent. Va ordenar als seus altaveus que només tocaren la seua música favorita quan ell estiguera a prop. Va programar les màquines de gelat per a deixar de vendre gelat per la vesprada. Ben segur que no volia que la seua roba tan cara acabara amb taques de gelat quan isquera a fer una volta. I tot el dia es passava assegut a l’ordinador, teclejant i teclejant i teclejant…</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12" draw:text-style-name="P2" draw:layer="layout" svg:width="16.799cm" svg:height="10.903cm" svg:x="2.1cm" svg:y="14.107cm" presentation:class="notes" presentation:user-transformed="true">
            <draw:text-box>
              <text:p>Ja havien passat la meitat de les vacances d’estiu. Ada estava plantada davant del seu gran projecte, rascant‐se el cap. Havia construït un monopatí amb peces velles i li havia connectat un motor per a fer girar les rodes. Amb el monopatí motoritzat, Ada podria anar encara més ràpid a la biblioteca o a l’abocador després de l’escola. Superpràctic! Però no funcionava. Quan s’hi muntava i polsava el botó de «Marxa!», les rodes giraven però massa ràpid. Ada queia del monopatí cada volta que l’arrencava. Per moltes coses que provara, no aconseguia encertar‐ho.</text:p>
              <text:p/>
              <text:p>Després de caure de cul per centena volta, va tornar a la biblioteca. Sempre hi trobava respostes per als seus dubtes. I efectivament, en internet va trobar un programa que algú havia escrit per a una moto elèctrica, que també calia arrencar a poc a poc. Ada el descarregà al seu mòbil.</text:p>
              <text:p/>
              <text:p>Ja a l’abocador, va adaptar algunes línies del codi al programa del seu monopatí. Va ajustar unes quantes coses i continuà provant.</text:p>
              <text:p/>
              <text:p>Després d’uns quants intents fallits, el moment va arribar en l’últim dia de les vacances d’estiu. Ada pujà al monopatí i polsà el botó de «Marxa!», i el monopatí començà a rodar, primer espaiet, després més ràpid. Funcionava! Va intentar frenar. També funcionava! Ada va fer un crit d’alegria i va fer un tomb fins al parc.</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5" draw:text-style-name="P2" draw:layer="layout" svg:width="16.799cm" svg:height="8.533cm" svg:x="2.1cm" svg:y="14.107cm" presentation:class="notes" presentation:user-transformed="true">
            <draw:text-box>
              <text:p>Quan Ada va arribar a l’escola muntada en el seu monopatí després de les vacances d’estiu, la resta de xiquets i xiquetes estaven bocabadats. Durant l’esbarjo, els companys d’Ada l’envoltaren, plens de curiositat.</text:p>
              <text:p/>
              <text:p>«Com t’ho fas per a conduir el teu monopatí per la vorera?», li preguntaven.</text:p>
              <text:p/>
              <text:p>Ada pensà un poc i va dir: «No crec que siga cosa dels vostres monopatins, sinó del programari que porten. Potser està escrit al programari que els monopatins no puguen circular per la vorera. Però això es pot canviar!».</text:p>
              <text:p/>
              <text:p>Aquella mateixa vesprada, Ada va provar la seua teoria en el monopatí del seu company Toni. Va treballar en secret durant quasi tota la nit, i al dia següent, Toni tornava a poder circular per la vorera. Per desgràcia, el seu monopatí ja no podia fer els sons que sos pares havien comprat de Zangemann. En canvi, cada 10 minuts feia un soroll estrany que sonava com un rot llarguíssim. Ada sabia que xicotets errors com aquell podien ocórrer tothora en els programes. Però el monopatí de Toni, amb els seus rots, era prou divertit al remat.</text:p>
              <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Cada volta més xiquets i xiquetes visitaven Ada a l’abocador després de classe, i ella els ajudava a reescriure els programes dels seus monopatins. Alguns companys estaven molt excitats amb aquest descobriment: era increïble el que podies fer amb el programari! Volien aprendre tot el que Ada sabia sobre llenguatges de programació, i ben aviat tornaven a conduir els seus monopatins per on volien.</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office:forms form:automatic-focus="false" form:apply-design-mode="false"/>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Però això no era tot. Amb el programari, podien donar noves funcions genials als seus monopatins. Marie va instaŀlar llums LED al seu patí que canviaven de color amb la velocitat. Konrad va afegir al seu uns propulsors vells per a córrer més.</text:p>
              <text:p/>
              <text:p>Ada, Toni, Marie i Konrad passaven moltes vesprades a l’abocador. Fins i tot van muntar un autèntic taller on millorar els seus programes durant hores, mentre escoltaven música amb l’altaveu que Ada havia fabricat per a Alan.</text:p>
              <text:p/>
              <text:p>«L’altaveu del teu germà és molt més potent que els nostres», va indicar Toni, mentre s’ocupava d’afegir un velocímetre al seu casc.</text:p>
              <text:p>«De segur que també és cosa del programari», digué Marie.</text:p>
              <text:p/>
              <text:p>Junts també van canviar el programari dels altaveus. En acabant, van apujar el volum de la música al màxim i van ballar junts com a bojos.</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Cada dia, Ada i els seus amics i amigues feien plans per a la vesprada. Partint d’una màquina de gelats trencada, van muntar una altra que podia fer gelat de totes les formes i colors imaginables. Menjaren gelat quadrat, gelat amb forma de cor, fins i tot gelat amb forma de piràmide, i també gelat de maduixa, de mora roja, i d’arc de Sant Martí, amb trossets de caramel i tot —molt millors que els de la selecció de les màquines de Zangemann.</text:p>
              <text:p/>
              <text:p>A voltes inclús ajudaven els adults. Toni va programar la màquina de planxar de son pare perquè li tornara a fer les corbates —Zangemann ho havia prohibit a les màquines perquè odiava les corbates a rabiar. A la conductora del bus li van muntar un sistema de reg automàtic a partir de gomes antigues i un ordinador perquè no se li moriren de set les plantes durant el dia en estiu. I van ajudar el guarda de l’escola a modificar la seua aspiradora per a reconéixer automàticament els joguets i no tragar‐se’ls.</text:p>
              <text:p/>
              <text:p>Construïen algunes coses només per diversió, com la màquina de tirar‐se pets que posaren sobre la cadira de la seua professora de mates. Quan la Sra. Gernet s’asseia, la màquina tocava un xicotet so de pet. La professora els renyia, però Ada estava segura que en el fons a ella també li feia un poc de gràcia cada volta.</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9" presentation:class="page"/>
          <draw:frame presentation:style-name="pr13" draw:text-style-name="P2" draw:layer="layout" svg:width="16.799cm" svg:height="7.111cm" svg:x="2.1cm" svg:y="14.107cm" presentation:class="notes" presentation:user-transformed="true">
            <draw:text-box>
              <text:p>Un dia, Zangemann va notar que alguns ordinadors ja no obeïen les ordres que els havia programat. Escandalitzat i traient fum per les orelles, va telefonar al President. La veu li tremolava mentre li cridava «Algú està reescrivint els programes dels meus aparells. Això no pot ser: en el fons són els meus invents. És massa perillós que qualsevol faça el que vulga amb els ordinadors. Has de publicar una llei que ho prohibisca!».</text:p>
              <text:p/>
              <text:p>El President no volia molestar Zangemann. Tots els ordinadors del Govern estaven programats per ell. Sense ordinadors, el Govern no podria gestionar el país. Així que van publicar la llei que Zangemann els havia demanat:</text:p>
              <text:p/>
              <text:p>«Els ordinadors que no facen el que diu Zangemann queden prohibits. Qualsevol que reprograme un aparell de Zangemann rebrà una multa de 500.000 peces d’or!»</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 Ada i els seus amics i amigues van sentir allò, es van enfadar molt. «No és just», deien. «Hem reconstruït i reprogramat els nostres monopatins amb les nostres mans. Ara són molt millors. No deixarem que ningú ens ho impedisca!».</text:p>
              <text:p text:style-name="P2"/>
              <text:p text:style-name="P2">Es van reunir davant d’una de les màquines de gelat que havien refet i van discutir la situació. Estava clar que calia fer alguna cosa amb la nova llei, i van dissenyar un pla…</text:p>
            </draw:text-box>
          </draw:frame>
        </presentation:notes>
      </draw:page>
      <draw:page draw:name="page21"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4" draw:layer="layout" svg:width="30.2cm" svg:height="15.53cm" svg:x="-1.1cm" svg:y="0cm">
          <draw:image xlink:href="../images/ada-p40-41.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Al dia següent no van anar a l’escola, sinó que van conduir els seus monopatins fins al Parlament, amb grans pancartes de protesta sota el braç, i es van asseure davant de l’edifici. El vespre anterior havien posat llums LED en algunes de les pancartes, que ara brillaven pampalluguejant. Havien connectat els seus altaveus tots junts perquè tothom al carrer poguera sentir el que deien. Alguns vianants paraven i els preguntaven per què s’estaven manifestant.</text:p>
              <text:p/>
              <text:p>«Per la llibertat del programari!» responien alhora, i contaven als adults la seua història. Els adults assentien impressionats, i el President també mirava amb curiositat les pancartes segons s’acostava a l’edifici.</text:p>
              <text:p/>
              <text:p>Al dia següent, Ada i els seus amics tornaren a seure davant de l’edifici del Parlament, però ara tenien reforços. Hi havia alguns companys i companyes a qui Ada havia reprogramat el monopatí. El pare de Toni, i altres pares, mares i adults també volien recolzar la protesta. Trobaven molt útils els aparells dels seus fills i filles.</text:p>
              <text:p/>
              <text:p>Més i més xiquets i adults s’afegien a la protesta segons passaven els dies. La conductora que havien ajudat arribà amb el seu bus. Tocava el clàxon ben fort per a atraure més gent cap a la protesta. El guarda va portar alguns amics, i el pare de Toni portà coŀlegues del treball que portaven unes corbates perfectament planxades. Fins i tot vingué la Sra. Gernet. La multitud cresqué i al cap de poques setmanes, no només hi havia protestes a la ciutat d’Ada, sinó en moltes altres del país.</text:p>
              <text:p/>
              <text:p>Ada protestava davant de l’edifici del Parlament cada setmana, amb sol o amb pluja. Un d’aquells dies de pluja, quan el President passà per davant del grup de xiquets i xiquetes completament xops, no pogué evitar admirar‐se de la seua tenacitat. Li preguntà a Ada: «Per què seieu ací cada dia? Què voleu aconseguir?». I Ada li respongué: «Volem ser nosaltres qui determinem què podem fer o no amb els nostres ordinadors». I la resta cridà en cor: «Torneu‐nos els nostres ordinadors!» i «Volem programar en llibertat!».</text:p>
              <text:p/>
              <text:p>El President mirava les seues cares, plenes de determinació. Per a ser sincer, ell també volia decidir per ell mateix què podia fer el Govern amb els seus ordinadors i què no. Però com que no sabia res d’ordinadors ni de codi, sempre ho havia deixat en mans de Zangemann. El President va entrar en l’edifici donant‐li voltes a l’assumpte.</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Al dia següent, el President va convidar Ada i els seus amics i amigues. «Nosaltres també volem tenir el control sobre el nostre programari. Si volem aconseguir‐ho, cal que el Govern siga independent de Zangemann. Podríeu dir‐nos el que sabeu sobre els programes d’ordinador?» els va preguntar. Entusiasmats, van explicar‐li com funciona el programari i què es pot fer amb ell. El President estava bocabadat.</text:p>
              <text:p/>
              <text:p>Amb aquest nou coneixement, el Govern podria dissenyar el seu propi programari a la seua mesura — sense necessitar Zangemann per a res. El President va cridar el seu equip d’assessorament de seguida. Van formar un gran grup junt a xiquets i xiquetes, i van discutir tot el que podien canviar i millorar en el seu programari.</text:p>
              <text:p/>
              <text:p>Aquella nit xiquets i xiquetes van tornar a casa orgullosos i satisfets. Per fi havien aconseguit alguna cosa! La seua llarga protesta havia valgut la pena.</text:p>
              <text:p/>
              <text:p>Al matí següent, el telèfon del President sonà molt d’hora. Era Zangemann, més enfadat que mai. «Sense mi, els ordinadors del Govern deixaran de funcionar», va amenaçar. Però el President va fer curta la conversa i penjà ràpidament. El telèfon sonà moltes més voltes aquell dia, però ningú contestà les trucades de Zangemann. El President es trobava reunit amb Ada, Toni, Marie, Konrad i l’equip expert del Govern.</text:p>
              <text:p/>
              <text:p>En els dies següents, van parlar de l’alba a la nit i van dissenyar els seus primers programes per als ordinadors del Govern. Ja no els molestaven les trucades de Zangemann. Toni tingué la bona idea de reprogramar els telèfons i, quan Zangemann cridava, només podia escoltar una gravació automàtica: «El Govern només vol utilitzar programari que puga usar, estudiar, compartir, i millorar lliurement. Gràcies per telefonar».</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Aleshores, després de moltes setmanes de protestes i discussions, el gran moment arribà per fi: es va abolir l’antiga llei de <text:s/>Zangemann! Al seu lloc, el Govern va anunciar:</text:p>
              <text:p/>
              <text:p>«Tothom pot programar els seus ordinadors, sempre que s’ajuste a la resta de les lleis.»</text:p>
              <text:p/>
              <text:p>A més a més, es va introduir una nova assignatura a l’escola: informàtica i programació.</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Aquella nit tothom va celebrar una gran festa: Ada, Alan, Toni, Marie, Konrad i la resta de famílies de l’escola, el President, la Sra. Gernet, la conductora del bus, el guarda… no faltava ningú. Van engalanar els carrers, van posar la música ben forta, i van menjar tant de gelat com volgueren, i de tots els sabors i formes imaginables.</text:p>
              <text:p/>
              <text:p>Mentre la resta continuava amb la festa fins a altes hores de la nit, Ada i els seus amics i amigues van escapolir‐se cap al seu taller. Ja tenien un fum d’idees per a nous invents. I volien començar en aquell mateix moment.</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I Zangemann? No s’ha tornat a saber massa d’ell. Potser continua assegut malhumorat davant del seu ordinador d’or. Potser ja no s’atreveix a eixir al carrer, i ha tapiat totes les finestres de la seua mansió per a no preocupar‐se del que la gent fa amb els seus invents. Però potser també observa el món de tant en tant amb el seu telescopi, i veu el que xiquets i xiquetes inventen cada dia. I potser recorda quant es divertia ell mateix fent proves i experiments. I potser (qui sap?) menja gelat piramidal de mora roja amb trossets d’arc de Sant Martí.</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6" draw:text-style-name="P5" draw:layer="layout" svg:width="10.6cm" svg:height="1.432cm" svg:x="2.6cm" svg:y="13.6cm">
          <draw:text-box>
            <text:p text:style-name="P4"><text:span text:style-name="T1"><text:a xlink:href="https://ada.fsfe.org/" xlink:type="simple">https://ada.fsfe.org</text:a></text:span></text:p>
          </draw:text-box>
        </draw:frame>
        <draw:frame draw:style-name="gr7" draw:text-style-name="P1" draw:layer="layout" svg:width="6.463cm" svg:height="6.463cm" svg:x="4.669cm" svg:y="7.137cm">
          <draw:image xlink:href="../00b-qrcode.png" xlink:type="simple" xlink:show="embed" xlink:actuate="onLoad" draw:mime-type="image/png">
            <text:p/>
          </draw:image>
        </draw:frame>
        <draw:frame draw:style-name="gr8" draw:text-style-name="P7" draw:layer="layout" svg:width="13.4cm" svg:height="5.246cm" svg:x="1.2cm" svg:y="1cm">
          <draw:text-box>
            <text:p text:style-name="P6"><text:span text:style-name="T2">El llibre «Ada &amp; Zangemann: un conte sobre programari, monopatins i gelat de mora roja» de Matthias Kirschner i Sandra Brandstätter es troba sota la llicència «Creative Commons Reconeixement-CompartirIgual 4.0 Internacional (CC BY-SA 4.0)».</text:span></text:p>
            <text:p text:style-name="P6"><text:span text:style-name="T2"/></text:p>
            <text:p text:style-name="P6"><text:span text:style-name="T2"><text:a xlink:href="https://creativecommons.org/licenses/by-sa/4.0/" xlink:type="simple">https://creativecommons.org/licenses/by-sa/4.0/</text:a></text:span></text:p>
            <text:p text:style-name="P6"><text:span text:style-name="T2"/></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END</text:p>
              <text:p/>
              <text:p/>
            </draw:text-box>
          </draw:frame>
          <draw:frame draw:style-name="gr9" draw:text-style-name="P9" draw:layer="layout" svg:width="16.799cm" svg:height="13.364cm" svg:x="2.101cm" svg:y="14.107cm">
            <draw:text-box>
              <text:p/>
            </draw:text-box>
          </draw:frame>
          <draw:frame draw:style-name="gr9"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Times New Roman'" style:font-family-generic="roman"/>
    <style:font-face style:name="Lohit Devanagari" svg:font-family="'Lohit Devanagari'" style:font-family-generic="roman" style:font-pitch="variable"/>
    <style:font-face style:name="Lohit Devanagari1" svg:font-family="'Lohit Devanagari'" style:font-family-generic="system" style:font-pitch="variable"/>
    <style:font-face style:name="Lohit Marathi" svg:font-family="'Lohit Marathi'" style:font-family-generic="system" style:font-pitch="variable"/>
    <style:font-face style:name="Lohit Marathi1" svg:font-family="'Lohit Marathi'"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style:rfc-language-tag="ca-ES-valencia" fo:language="ca" fo:country="ES"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3" fo:font-family="'Liberation Serif', 'Times New Roman'" style:font-family-generic="roman" fo:font-size="10pt" style:font-name-asian="Liberation Serif3" style:font-family-asian="'Liberation Serif', 'Times New Roman'" style:font-family-generic-asian="roman" style:font-name-complex="Liberation Serif3"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style:rfc-language-tag="ca-ES-valencia" fo:language="ca" fo:country="E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style:rfc-language-tag="ca-ES-valencia" fo:language="ca" fo:country="ES"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style:master-page style:name="FSFE_20_Title" style:display-name="FSFE Title" style:page-layout-name="PM1" draw:style-name="Mdp2">
      <office:forms form:automatic-focus="false" form:apply-design-mode="false"/>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style:master-page style:name="Sub_20_Headline" style:display-name="Sub Headline" style:page-layout-name="PM1" draw:style-name="Mdp2">
      <office:forms form:automatic-focus="false" form:apply-design-mode="false"/>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office:forms form:automatic-focus="false" form:apply-design-mode="false"/>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00:48:32.978274742</dc:date>
    <meta:editing-duration>PT6H29M37S</meta:editing-duration>
    <meta:editing-cycles>46</meta:editing-cycles>
    <meta:generator>LibreOffice/7.4.5.1$Linux_X86_64 LibreOffice_project/40$Build-1</meta:generator>
    <dc:creator>Luca Bonissi</dc:creator>
    <meta:document-statistic meta:object-count="187"/>
  </office:meta>
</office:document-meta>
</file>